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9.001cm" table:align="margins" style:writing-mode="page"/>
    </style:style>
    <style:style style:name="Table6.A" style:family="table-column">
      <style:table-column-properties style:column-width="19.001cm" style:rel-column-width="65535*"/>
    </style:style>
    <style:style style:name="Table6.A1" style:family="table-cell">
      <style:table-cell-properties fo:background-color="#cccccc" fo:padding="0.097cm" fo:border="0.05pt solid #000000">
        <style:background-image/>
      </style:table-cell-properties>
    </style:style>
    <style:style style:name="Tabela1" style:family="table">
      <style:table-properties style:width="19.001cm" table:align="margins" style:writing-mode="page"/>
    </style:style>
    <style:style style:name="Tabela1.A" style:family="table-column">
      <style:table-column-properties style:column-width="3.411cm" style:rel-column-width="11766*"/>
    </style:style>
    <style:style style:name="Tabela1.B" style:family="table-column">
      <style:table-column-properties style:column-width="5.584cm" style:rel-column-width="19261*"/>
    </style:style>
    <style:style style:name="Tabela1.C" style:family="table-column">
      <style:table-column-properties style:column-width="3.307cm" style:rel-column-width="11407*"/>
    </style:style>
    <style:style style:name="Tabela1.D" style:family="table-column">
      <style:table-column-properties style:column-width="6.697cm" style:rel-column-width="23101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8.812cm" fo:margin-left="-0.012cm" table:align="left" style:writing-mode="page"/>
    </style:style>
    <style:style style:name="Tabela3.A" style:family="table-column">
      <style:table-column-properties style:column-width="3.651cm"/>
    </style:style>
    <style:style style:name="Tabela3.B" style:family="table-column">
      <style:table-column-properties style:column-width="3.572cm"/>
    </style:style>
    <style:style style:name="Tabela3.C" style:family="table-column">
      <style:table-column-properties style:column-width="4.895cm"/>
    </style:style>
    <style:style style:name="Tabela3.D" style:family="table-column">
      <style:table-column-properties style:column-width="4.313cm"/>
    </style:style>
    <style:style style:name="Tabela3.E" style:family="table-column">
      <style:table-column-properties style:column-width="2.381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fo:padding="0.097cm" fo:border="0.05pt solid #000000"/>
    </style:style>
    <style:style style:name="Tabela3.2" style:family="table-row">
      <style:table-row-properties style:min-row-height="0.69cm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left="0.199cm" fo:margin-right="0.199cm" fo:text-align="center" style:justify-single-word="false" fo:text-indent="0cm" style:auto-text-indent="false" style:writing-mode="page"/>
      <style:text-properties style:font-name="Open Sans" fo:font-size="15pt" fo:font-weight="bold" officeooo:rsid="01661730" officeooo:paragraph-rsid="01661730" style:font-size-asian="15pt" style:font-weight-asian="bold" style:font-size-complex="15pt" style:font-weight-complex="bold"/>
    </style:style>
    <style:style style:name="P2" style:family="paragraph" style:parent-style-name="Standard" style:master-page-name="">
      <style:paragraph-properties fo:margin-left="0.199cm" fo:margin-right="0.199cm" fo:text-align="center" style:justify-single-word="false" fo:text-indent="0cm" style:auto-text-indent="false" style:page-number="auto" style:writing-mode="page"/>
      <style:text-properties officeooo:paragraph-rsid="0190c4ec"/>
    </style:style>
    <style:style style:name="P3" style:family="paragraph" style:parent-style-name="Table_20_Contents">
      <style:text-properties fo:color="#000000" fo:font-weight="bold" officeooo:rsid="01661730" officeooo:paragraph-rsid="01661730" style:font-weight-asian="bold" style:font-weight-complex="bold"/>
    </style:style>
    <style:style style:name="P4" style:family="paragraph" style:parent-style-name="Table_20_Contents">
      <style:text-properties fo:color="#000000" style:font-name="DejaVu Sans Mono" officeooo:paragraph-rsid="01668440"/>
    </style:style>
    <style:style style:name="P5" style:family="paragraph" style:parent-style-name="Table_20_Contents">
      <style:text-properties fo:color="#000000" style:font-name="DejaVu Sans Mono" officeooo:rsid="01668440" officeooo:paragraph-rsid="01668440"/>
    </style:style>
    <style:style style:name="P6" style:family="paragraph" style:parent-style-name="Table_20_Contents">
      <style:text-properties fo:color="#000000" style:font-name="DejaVu Sans Mono" officeooo:rsid="01668440" officeooo:paragraph-rsid="01687186"/>
    </style:style>
    <style:style style:name="P7" style:family="paragraph" style:parent-style-name="Table_20_Contents">
      <style:text-properties fo:color="#000000" fo:font-weight="normal" officeooo:rsid="0172db5d" officeooo:paragraph-rsid="019e291a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000000" fo:font-weight="normal" officeooo:rsid="0172db5d" officeooo:paragraph-rsid="0176d632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fo:font-weight="normal" officeooo:rsid="01a637c4" officeooo:paragraph-rsid="01a637c4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1a637c4"/>
    </style:style>
    <style:style style:name="P12" style:family="paragraph" style:parent-style-name="Table_20_Contents">
      <style:paragraph-properties fo:text-align="center" style:justify-single-word="false"/>
      <style:text-properties officeooo:paragraph-rsid="019bd5fc"/>
    </style:style>
    <style:style style:name="P13" style:family="paragraph" style:parent-style-name="Standard" style:master-page-name="">
      <style:paragraph-properties fo:margin-left="0cm" fo:margin-right="0.199cm" fo:text-align="start" style:justify-single-word="false" fo:text-indent="0cm" style:auto-text-indent="false" style:page-number="auto" style:writing-mode="page"/>
      <style:text-properties officeooo:paragraph-rsid="0190c4ec"/>
    </style:style>
    <style:style style:name="P14" style:family="paragraph" style:parent-style-name="Standard" style:master-page-name="">
      <style:paragraph-properties fo:margin-left="0cm" fo:margin-right="0.199cm" fo:text-indent="0cm" style:auto-text-indent="false" style:page-number="auto" style:writing-mode="page"/>
      <style:text-properties officeooo:paragraph-rsid="0190c4ec"/>
    </style:style>
    <style:style style:name="P15" style:family="paragraph" style:parent-style-name="Standard" style:master-page-name="">
      <style:paragraph-properties fo:margin-left="0cm" fo:margin-right="0.199cm" fo:text-indent="0cm" style:auto-text-indent="false" style:page-number="auto" style:writing-mode="page"/>
      <style:text-properties fo:color="#000000" fo:font-weight="bold" officeooo:rsid="01661730" officeooo:paragraph-rsid="01a1636a" style:font-weight-asian="bold" style:font-weight-complex="bold"/>
    </style:style>
    <style:style style:name="P16" style:family="paragraph" style:parent-style-name="Table_20_Contents">
      <style:paragraph-properties fo:margin-left="0cm" fo:margin-right="0.199cm" fo:text-indent="0cm" style:auto-text-indent="false" style:writing-mode="page"/>
      <style:text-properties officeooo:rsid="01687186" officeooo:paragraph-rsid="01a1636a"/>
    </style:style>
    <style:style style:name="P17" style:family="paragraph" style:parent-style-name="Standard">
      <style:paragraph-properties fo:margin-left="0cm" fo:margin-right="0.199cm" fo:text-indent="0cm" style:auto-text-indent="false" style:writing-mode="page"/>
      <style:text-properties fo:color="#000000" fo:font-weight="bold" officeooo:rsid="01661730" officeooo:paragraph-rsid="019a70c4" style:font-weight-asian="bold" style:font-weight-complex="bold"/>
    </style:style>
    <style:style style:name="P18" style:family="paragraph" style:parent-style-name="Standard">
      <style:paragraph-properties fo:margin-left="0cm" fo:margin-right="0.199cm" fo:text-indent="0cm" style:auto-text-indent="false" style:writing-mode="page"/>
      <style:text-properties officeooo:rsid="01661730" officeooo:paragraph-rsid="019a70c4"/>
    </style:style>
    <style:style style:name="P19" style:family="paragraph" style:parent-style-name="Table_20_Contents" style:master-page-name="">
      <style:paragraph-properties style:page-number="auto"/>
      <style:text-properties fo:color="#000000" fo:font-weight="bold" officeooo:rsid="0172db5d" officeooo:paragraph-rsid="0176d63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3b61" style:font-weight-asian="normal" style:font-weight-complex="normal"/>
    </style:style>
    <style:style style:name="T4" style:family="text">
      <style:text-properties fo:color="#000000" style:font-name="DejaVu Sans Mono" fo:font-weight="normal" officeooo:rsid="019a70c4" style:font-weight-asian="normal" style:font-weight-complex="normal"/>
    </style:style>
    <style:style style:name="T5" style:family="text">
      <style:text-properties fo:color="#000000" style:font-name="FreeSerif" fo:font-size="9pt" fo:font-weight="normal" officeooo:rsid="0190c4ec" style:font-size-asian="9pt" style:font-weight-asian="normal" style:font-size-complex="9pt" style:font-weight-complex="normal"/>
    </style:style>
    <style:style style:name="T6" style:family="text">
      <style:text-properties style:font-name="FreeSerif" fo:font-size="9pt" officeooo:rsid="0190c4ec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ame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object.company_id.state_id.name" text:name="py3o.object.company_id.state_id.name"/>
        <text:user-field-decl office:value-type="string" office:string-value="object.endereco" text:name="py3o.object.endereco"/>
        <text:user-field-decl office:value-type="string" office:string-value="object.father_name" text:name="py3o.object.father_name"/>
        <text:user-field-decl office:value-type="string" office:string-value="object.mather_name" text:name="py3o.object.mather_name"/>
        <text:user-field-decl office:value-type="string" office:string-value="object.birthday" text:name="py3o.object.birthday"/>
        <text:user-field-decl office:value-type="string" office:string-value="object.marital" text:name="py3o.object.marital"/>
        <text:user-field-decl office:value-type="string" office:string-value="object.conjuge" text:name="py3o.object.conjuge"/>
        <text:user-field-decl office:value-type="string" office:string-value="object.blood_type" text:name="py3o.object.blood_type"/>
        <text:user-field-decl office:value-type="string" office:string-value="object.educational_attainment" text:name="py3o.object.educational_attainment"/>
        <text:user-field-decl office:value-type="string" office:string-value="object.cargo" text:name="py3o.object.cargo"/>
        <text:user-field-decl office:value-type="string" office:string-value="object.date_start" text:name="py3o.object.date_start"/>
        <text:user-field-decl office:value-type="string" office:string-value="object.dt_opc_fgts" text:name="py3o.object.dt_opc_fgts"/>
        <text:user-field-decl office:value-type="string" office:string-value="object.forma_pg" text:name="py3o.object.forma_pg"/>
        <text:user-field-decl office:value-type="string" office:string-value="object.wage" text:name="py3o.object.wage"/>
        <text:user-field-decl office:value-type="string" office:string-value="object.naturalidade" text:name="py3o.object.naturalidade"/>
        <text:user-field-decl office:value-type="string" office:string-value="object.nacionalidade" text:name="py3o.object.nacionalidade"/>
        <text:user-field-decl office:value-type="string" office:string-value="object.naturalizado" text:name="py3o.object.naturalizado"/>
        <text:user-field-decl office:value-type="string" office:string-value="object.identidade" text:name="py3o.object.identidade"/>
        <text:user-field-decl office:value-type="string" office:string-value="object.cpf" text:name="py3o.object.cpf"/>
        <text:user-field-decl office:value-type="string" office:string-value="object.pis_pasep" text:name="py3o.object.pis_pasep"/>
        <text:user-field-decl office:value-type="string" office:string-value="object.titulo_eleitoral" text:name="py3o.object.titulo_eleitoral"/>
        <text:user-field-decl office:value-type="string" office:string-value="object.cbo" text:name="py3o.object.cbo"/>
        <text:user-field-decl office:value-type="string" office:string-value="object.creservist" text:name="py3o.object.creservist"/>
        <text:user-field-decl office:value-type="string" office:string-value="object.working_hours" text:name="py3o.object.working_hours"/>
        <text:user-field-decl office:value-type="string" office:string-value="object.mother_name" text:name="py3o.object.mother_name"/>
        <text:user-field-decl office:value-type="string" office:string-value="object.working_hours_dict" text:name="py3o.object.working_hours_dict"/>
        <text:user-field-decl office:value-type="string" office:string-value="object.w" text:name="py3o.w"/>
        <text:user-field-decl office:value-type="string" office:string-value="line" text:name="py3o.line"/>
        <text:user-field-decl office:value-type="string" office:string-value="line.dias" text:name="py3o.line.dias"/>
        <text:user-field-decl office:value-type="string" office:string-value="object.work_hour" text:name="py3o.object.work_hour"/>
        <text:user-field-decl office:value-type="string" office:string-value="l" text:name="py3o.l"/>
        <text:user-field-decl office:value-type="string" office:string-value="line" text:name="line"/>
        <text:user-field-decl office:value-type="string" office:string-value="object.work_hours" text:name="py3o.object.work_hours"/>
        <text:user-field-decl office:value-type="string" office:string-value="line.entrada" text:name="py3o.line.entrada"/>
        <text:user-field-decl office:value-type="string" office:string-value="line.inicio_int" text:name="py3o.line.inicio_int"/>
        <text:user-field-decl office:value-type="string" office:string-value="line.fim_int" text:name="py3o.line.fim_int"/>
        <text:user-field-decl office:value-type="string" office:string-value="line.saida" text:name="py3o.line.saida"/>
        <text:user-field-decl office:value-type="string" office:string-value="object.wage_string" text:name="py3o.object.wage_string"/>
        <text:user-field-decl office:value-type="string" office:string-value="object.estado_civil" text:name="py3o.object.estado_civil"/>
      </text:user-field-decls>
      <table:table table:name="Table6" table:style-name="Table6">
        <table:table-column table:style-name="Table6.A"/>
        <table:table-row>
          <table:table-cell table:style-name="Table6.A1" office:value-type="string">
            <text:p text:style-name="P1">Ficha registro</text:p>
          </table:table-cell>
        </table:table-row>
      </table:table>
      <text:p text:style-name="P15"><text:a xlink:type="simple" xlink:href="py3o://for=%22object%20in%20objects%22" text:style-name="Internet_20_link" text:visited-style-name="Visited_20_Internet_20_Link"><text:span text:style-name="T3">for="object in objects"</text:span></text:a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18"><text:span text:style-name="T1">Nome: <text:s text:c="14"/></text:span><text:span text:style-name="T2"><text:user-field-get text:name="py3o.object.name">object.name</text:user-field-get></text:span></text:p>
            <text:p text:style-name="P18"><text:span text:style-name="T1">Endereço: <text:s text:c="8"/></text:span><text:user-field-get text:name="py3o.object.endereco">object.endereco</text:user-field-get></text:p>
            <text:p text:style-name="P18"><text:span text:style-name="T1">Nome do Pai: <text:s text:c="2"/></text:span><text:span text:style-name="T2"><text:s/></text:span><text:span text:style-name="T2"><text:user-field-get text:name="py3o.object.father_name">object.father_name</text:user-field-get></text:span></text:p>
            <text:p text:style-name="P17">Nome da Mãe: <text:s/><text:span text:style-name="T2"><text:user-field-get text:name="py3o.object.mother_name">object.mother_name</text:user-field-get></text:span>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3">Data Nascimento:</text:p>
          </table:table-cell>
          <table:table-cell table:style-name="Tabela1.A2" office:value-type="string">
            <text:p text:style-name="P4"><text:user-field-get text:name="py3o.object.birthday">object.birthday</text:user-field-get></text:p>
          </table:table-cell>
          <table:table-cell table:style-name="Tabela1.A2" office:value-type="string">
            <text:p text:style-name="P3">Naturalidade:</text:p>
          </table:table-cell>
          <table:table-cell table:style-name="Tabela1.D2" office:value-type="string">
            <text:p text:style-name="P4"><text:user-field-get text:name="py3o.object.naturalidade">object.naturalidade</text:user-field-get></text:p>
          </table:table-cell>
        </table:table-row>
        <table:table-row>
          <table:table-cell table:style-name="Tabela1.A2" office:value-type="string">
            <text:p text:style-name="P3">Estado Civil:</text:p>
          </table:table-cell>
          <table:table-cell table:style-name="Tabela1.A2" office:value-type="string">
            <text:p text:style-name="P5"><text:user-field-get text:name="py3o.object.estado_civil">object.estado_civil</text:user-field-get></text:p>
          </table:table-cell>
          <table:table-cell table:style-name="Tabela1.A2" office:value-type="string">
            <text:p text:style-name="P3">Nacionalidade:</text:p>
          </table:table-cell>
          <table:table-cell table:style-name="Tabela1.D2" office:value-type="string">
            <text:p text:style-name="P4"><text:user-field-get text:name="py3o.object.nacionalidade">object.nacionalidade</text:user-field-get></text:p>
          </table:table-cell>
        </table:table-row>
        <table:table-row>
          <table:table-cell table:style-name="Tabela1.A2" office:value-type="string">
            <text:p text:style-name="P3">Cônjuge:</text:p>
          </table:table-cell>
          <table:table-cell table:style-name="Tabela1.A2" office:value-type="string">
            <text:p text:style-name="P4"><text:user-field-get text:name="py3o.object.conjuge">object.conjuge</text:user-field-get></text:p>
          </table:table-cell>
          <table:table-cell table:style-name="Tabela1.A2" office:value-type="string">
            <text:p text:style-name="P3">É naturalizado?</text:p>
          </table:table-cell>
          <table:table-cell table:style-name="Tabela1.D2" office:value-type="string">
            <text:p text:style-name="P4"><text:user-field-get text:name="py3o.object.naturalizado">object.naturalizado</text:user-field-get></text:p>
          </table:table-cell>
        </table:table-row>
        <table:table-row>
          <table:table-cell table:style-name="Tabela1.A2" office:value-type="string">
            <text:p text:style-name="P3">Tipo Sanguíneo:</text:p>
          </table:table-cell>
          <table:table-cell table:style-name="Tabela1.A2" office:value-type="string">
            <text:p text:style-name="P4"><text:user-field-get text:name="py3o.object.blood_type">object.blood_type</text:user-field-get></text:p>
          </table:table-cell>
          <table:table-cell table:style-name="Tabela1.A2" office:value-type="string">
            <text:p text:style-name="P3">Identidade:</text:p>
          </table:table-cell>
          <table:table-cell table:style-name="Tabela1.D2" office:value-type="string">
            <text:p text:style-name="P4"><text:user-field-get text:name="py3o.object.identidade">object.identidade</text:user-field-get></text:p>
          </table:table-cell>
        </table:table-row>
        <table:table-row>
          <table:table-cell table:style-name="Tabela1.A2" office:value-type="string">
            <text:p text:style-name="P3">Grau de Instrução:</text:p>
          </table:table-cell>
          <table:table-cell table:style-name="Tabela1.A2" office:value-type="string">
            <text:p text:style-name="P4"><text:user-field-get text:name="py3o.object.educational_attainment">object.educational_attainment</text:user-field-get></text:p>
          </table:table-cell>
          <table:table-cell table:style-name="Tabela1.A2" office:value-type="string">
            <text:p text:style-name="P3">CPF:</text:p>
          </table:table-cell>
          <table:table-cell table:style-name="Tabela1.D2" office:value-type="string">
            <text:p text:style-name="P4"><text:user-field-get text:name="py3o.object.cpf">object.cpf</text:user-field-get></text:p>
          </table:table-cell>
        </table:table-row>
        <table:table-row>
          <table:table-cell table:style-name="Tabela1.A2" office:value-type="string">
            <text:p text:style-name="P3">Cargo:</text:p>
          </table:table-cell>
          <table:table-cell table:style-name="Tabela1.A2" office:value-type="string">
            <text:p text:style-name="P4"><text:user-field-get text:name="py3o.object.cargo">object.cargo</text:user-field-get></text:p>
          </table:table-cell>
          <table:table-cell table:style-name="Tabela1.A2" office:value-type="string">
            <text:p text:style-name="P3">CTPS:</text:p>
          </table:table-cell>
          <table:table-cell table:style-name="Tabela1.D2" office:value-type="string">
            <text:p text:style-name="P4"><text:user-field-get text:name="py3o.object.ctps">object.ctps</text:user-field-get></text:p>
          </table:table-cell>
        </table:table-row>
        <table:table-row>
          <table:table-cell table:style-name="Tabela1.A2" office:value-type="string">
            <text:p text:style-name="P3">Data Admissão:</text:p>
          </table:table-cell>
          <table:table-cell table:style-name="Tabela1.A2" office:value-type="string">
            <text:p text:style-name="P4"><text:user-field-get text:name="py3o.object.date_start">object.date_start</text:user-field-get></text:p>
          </table:table-cell>
          <table:table-cell table:style-name="Tabela1.A2" office:value-type="string">
            <text:p text:style-name="P3">PIS/PASEP:</text:p>
          </table:table-cell>
          <table:table-cell table:style-name="Tabela1.D2" office:value-type="string">
            <text:p text:style-name="P4"><text:user-field-get text:name="py3o.object.pis_pasep">object.pis_pasep</text:user-field-get></text:p>
          </table:table-cell>
        </table:table-row>
        <table:table-row>
          <table:table-cell table:style-name="Tabela1.A2" office:value-type="string">
            <text:p text:style-name="P3">Data da Opção:</text:p>
          </table:table-cell>
          <table:table-cell table:style-name="Tabela1.A2" office:value-type="string">
            <text:p text:style-name="P6"><text:user-field-get text:name="py3o.object.dt_opc_fgts">object.dt_opc_fgts</text:user-field-get></text:p>
          </table:table-cell>
          <table:table-cell table:style-name="Tabela1.A2" office:value-type="string">
            <text:p text:style-name="P3">Titulo Eleitoral:</text:p>
          </table:table-cell>
          <table:table-cell table:style-name="Tabela1.D2" office:value-type="string">
            <text:p text:style-name="P4"><text:user-field-get text:name="py3o.object.titulo_eleitoral">object.titulo_eleitoral</text:user-field-get></text:p>
          </table:table-cell>
        </table:table-row>
        <table:table-row>
          <table:table-cell table:style-name="Tabela1.A2" office:value-type="string">
            <text:p text:style-name="P3">Forma de Pgto:</text:p>
          </table:table-cell>
          <table:table-cell table:style-name="Tabela1.A2" office:value-type="string">
            <text:p text:style-name="P4"><text:user-field-get text:name="py3o.object.forma_pg">object.forma_pg</text:user-field-get></text:p>
          </table:table-cell>
          <table:table-cell table:style-name="Tabela1.A2" office:value-type="string">
            <text:p text:style-name="P3">CBO:</text:p>
          </table:table-cell>
          <table:table-cell table:style-name="Tabela1.D2" office:value-type="string">
            <text:p text:style-name="P4"><text:user-field-get text:name="py3o.object.cbo">object.cbo</text:user-field-get></text:p>
          </table:table-cell>
        </table:table-row>
        <table:table-row>
          <table:table-cell table:style-name="Tabela1.A2" office:value-type="string">
            <text:p text:style-name="P3">Salário:</text:p>
          </table:table-cell>
          <table:table-cell table:style-name="Tabela1.A2" office:value-type="string">
            <text:p text:style-name="P4"><text:user-field-get text:name="py3o.object.wage">object.wage</text:user-field-get></text:p>
          </table:table-cell>
          <table:table-cell table:style-name="Tabela1.A2" office:value-type="string">
            <text:p text:style-name="P3">Reservista:</text:p>
          </table:table-cell>
          <table:table-cell table:style-name="Tabela1.D2" office:value-type="string">
            <text:p text:style-name="P4"><text:user-field-get text:name="py3o.object.creservist">object.creservist</text:user-field-get></text:p>
          </table:table-cell>
        </table:table-row>
        <table:table-row>
          <table:table-cell table:style-name="Tabela1.D2" table:number-columns-spanned="4" office:value-type="string">
            <text:p text:style-name="P19">Horiário de trabalho: </text:p>
            <table:table table:name="Tabela3" table:style-name="Tabela3">
              <table:table-column table:style-name="Tabela3.A"/>
              <table:table-column table:style-name="Tabela3.B"/>
              <table:table-column table:style-name="Tabela3.C"/>
              <table:table-column table:style-name="Tabela3.D"/>
              <table:table-column table:style-name="Tabela3.E"/>
              <table:table-row>
                <table:table-cell table:style-name="Tabela3.A1" office:value-type="string">
                  <text:p text:style-name="P9">DIA(S)</text:p>
                </table:table-cell>
                <table:table-cell table:style-name="Tabela3.A1" office:value-type="string">
                  <text:p text:style-name="P8">ENTRADA</text:p>
                </table:table-cell>
                <table:table-cell table:style-name="Tabela3.A1" office:value-type="string">
                  <text:p text:style-name="P9">INÍCIO DO INTERVALO </text:p>
                </table:table-cell>
                <table:table-cell table:style-name="Tabela3.A1" office:value-type="string">
                  <text:p text:style-name="P9">FIM DO INTERVALO</text:p>
                </table:table-cell>
                <table:table-cell table:style-name="Tabela3.E1" office:value-type="string">
                  <text:p text:style-name="P8">SAÍDA</text:p>
                </table:table-cell>
              </table:table-row>
              <table:table-row table:style-name="Tabela3.2">
                <table:table-cell table:style-name="Tabela3.A2" table:number-columns-spanned="5" office:value-type="string">
                  <text:p text:style-name="P14"><text:a xlink:type="simple" xlink:href="py3o://for=%22line%20in%20work_hours%22" text:style-name="Internet_20_link" text:visited-style-name="Visited_20_Internet_20_Link"><text:span text:style-name="T4">for="line in work_hours"</text:span></text:a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a3.2">
                <table:table-cell table:style-name="Tabela3.A3" office:value-type="string">
                  <text:p text:style-name="P2"><text:user-field-get text:name="py3o.line.dias">line.dias</text:user-field-get></text:p>
                </table:table-cell>
                <table:table-cell table:style-name="Tabela3.A3" office:value-type="string">
                  <text:p text:style-name="P10"><text:user-field-get text:name="py3o.line.entrada">line.entrada</text:user-field-get></text:p>
                </table:table-cell>
                <table:table-cell table:style-name="Tabela3.A3" office:value-type="string">
                  <text:p text:style-name="P10"><text:user-field-get text:name="py3o.line.inicio_int">line.inicio_int</text:user-field-get></text:p>
                </table:table-cell>
                <table:table-cell table:style-name="Tabela3.A3" office:value-type="string">
                  <text:p text:style-name="P11"><text:user-field-get text:name="py3o.line.fim_int">line.fim_int</text:user-field-get></text:p>
                </table:table-cell>
                <table:table-cell table:style-name="Tabela3.A2" office:value-type="string">
                  <text:p text:style-name="P12"><text:user-field-get text:name="py3o.line.saida">line.saida</text:user-field-get></text:p>
                </table:table-cell>
              </table:table-row>
              <table:table-row table:style-name="Tabela3.2">
                <table:table-cell table:style-name="Tabela3.A2" table:number-columns-spanned="5" office:value-type="string">
                  <text:p text:style-name="P13"><text:a xlink:type="simple" xlink:href="py3o:///for" text:style-name="Internet_20_link" text:visited-style-name="Visited_20_Internet_20_Link"><text:span text:style-name="T6">/for</text:span></text:a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7"/>
          </table:table-cell>
          <table:covered-table-cell/>
          <table:covered-table-cell/>
          <table:covered-table-cell/>
        </table:table-row>
      </table:table>
      <text:p text:style-name="P16"><text:a xlink:type="simple" xlink:href="py3o:///for" text:style-name="Internet_20_link" text:visited-style-name="Visited_20_Internet_20_Link"><text:span text:style-name="T5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cm" fo:border="none" style:shadow="none"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padding="0cm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9-07-04T10:23:51.410964836</dc:date>
    <meta:editing-duration>P6DT53M1S</meta:editing-duration>
    <meta:editing-cycles>346</meta:editing-cycles>
    <meta:generator>LibreOffice/5.1.6.2$Linux_X86_64 LibreOffice_project/10m0$Build-2</meta:generator>
    <meta:document-statistic meta:table-count="3" meta:image-count="0" meta:object-count="0" meta:page-count="1" meta:paragraph-count="59" meta:word-count="90" meta:character-count="888" meta:non-whitespace-character-count="829"/>
    <meta:user-defined meta:name="decimal_separator">,</meta:user-defined>
    <meta:user-defined meta:name="digit_separator">.</meta:user-defined>
    <meta:user-defined meta:name="float_format">"%.2f"</meta:user-defined>
  </office:meta>
</office:document-meta>
</file>